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f15c" officeooo:paragraph-rsid="0006f15c"/>
    </style:style>
    <style:style style:name="P2" style:family="paragraph" style:parent-style-name="Standard">
      <style:text-properties officeooo:rsid="0008ae3d" officeooo:paragraph-rsid="0008ae3d"/>
    </style:style>
    <style:style style:name="P3" style:family="paragraph" style:parent-style-name="Standard">
      <style:text-properties officeooo:rsid="000990ef" officeooo:paragraph-rsid="000990ef"/>
    </style:style>
    <style:style style:name="P4" style:family="paragraph" style:parent-style-name="Standard">
      <style:text-properties officeooo:rsid="000a0f63" officeooo:paragraph-rsid="000a0f63"/>
    </style:style>
    <style:style style:name="P5" style:family="paragraph" style:parent-style-name="Standard">
      <style:text-properties fo:color="#800000" officeooo:rsid="000a0f63" officeooo:paragraph-rsid="000a0f63" fo:background-color="#333333"/>
    </style:style>
    <style:style style:name="P6" style:family="paragraph" style:parent-style-name="Standard">
      <style:text-properties fo:color="#000000" officeooo:rsid="000a0f63" officeooo:paragraph-rsid="000a0f63" fo:background-color="#ffffff"/>
    </style:style>
    <style:style style:name="T1" style:family="text">
      <style:text-properties officeooo:rsid="00086860"/>
    </style:style>
    <style:style style:name="T2" style:family="text">
      <style:text-properties fo:color="#ffffff"/>
    </style:style>
    <style:style style:name="T3" style:family="text">
      <style:text-properties fo:color="#ff3333"/>
    </style:style>
    <style:style style:name="T4" style:family="text">
      <style:text-properties fo:color="#9900ff"/>
    </style:style>
    <style:style style:name="T5" style:family="text">
      <style:text-properties fo:color="#3333ff"/>
    </style:style>
    <style:style style:name="T6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за данных. Часть 0.</text:p>
      <text:p text:style-name="P1"/>
      <text:p text:style-name="P1">Привет, анархисты!</text:p>
      <text:p text:style-name="P1"/>
      <text:p text:style-name="P1">С вами снова Пастор, и сегодня я постараюсь рассказать о собственной реализации базы данных. </text:p>
      <text:p text:style-name="P1">Сразу скажу, я не являюсь экспертом в создании подобного рода программного обеспечения. Возможно можно было реализовать тот же функционал более простыми методами. Возможно более красиво. Но на данный момент, сайт на котором вы находитесь использует подобное хранилище в своих целях. Оно прекрасно работает, и позволяет получить необходимые результаты.</text:p>
      <text:p text:style-name="P1"/>
      <text:p text:style-name="P1">Сразу о том, что будем писать. Писать мы будем код, в прочем, как и всегда. Ничего нового.</text:p>
      <text:p text:style-name="P1">А теперь серьезно.</text:p>
      <text:p text:style-name="P1">Писать будем сервер баз данных. Без поддержки SQL. Так же напишем коннектор, который позволит работать с данным сервером, а так же обеспечим сам сервер возможностью работать в виде библиотеки, то есть, комплексное, встраиваемое решение.</text:p>
      <text:p text:style-name="P1">Единственным недостатком (а может быть плюсом) будет то, что все это чудо пишется на языке Go, и коннектор будет работать только для проектов на этом языке (если кто-то поможет с реализацией для других языков — буду очень благодарен).</text:p>
      <text:p text:style-name="P1"/>
      <text:p text:style-name="P2">Важно!!! В проекте используется пакет reflect (рефексия, аля динамическое программирование). Так что те, кто боится выстрелить себе в ногу, могут прекращать чтение прямо сейчас. А для тех кто не боится хромать, или уже отстрелил себе все что можно получив опыт работы с рефлексией, прошу пройти дальше.</text:p>
      <text:p text:style-name="P1"/>
      <text:p text:style-name="P1">На вопрос: «Нафига изобретать велосипед?», отвечаю: «Сделанное своими руками приятнее использовать».</text:p>
      <text:p text:style-name="P1">А истинные причины изложены ниже.</text:p>
      <text:p text:style-name="P1">Может быть для вас эта информация и не несет никакой ценности. Но в то время, когда я только предпринимал попытки сделать что-то подобное, было очень мало информации именно о том, что мне нужно. Да и подходящих решений я не нашел.</text:p>
      <text:p text:style-name="P1">Одна из подобных баз используется мной в проекте, частью которого является этот сайт.</text:p>
      <text:p text:style-name="P1">Для данного проекта было необходимо решение, которое бы позволило поднять отдельный сервер баз данных, для хранение репликаций баз всего проекта. Так же решение должно было быть встраиваемым в проект. То есть, если я пишу проект на Go (как это и есть в действительности), то работа с базами должна происходить в самом проекте, без использования коннектора.</text:p>
      <text:p text:style-name="P1">Как я сказал выше, подобных решений я не нашел, поэтому было решено писать ручками. Заодно узнал как это работает изнутри. К тому же, в то время были финансовые проблемы, и интернет помахал ручкой — его можно было найти только в кафешках с «бесплатным» wi-fi, и то не всегда. </text:p>
      <text:p text:style-name="P1">Да, у нас в городе хреновая инфраструктура.</text:p>
      <text:p text:style-name="P1"/>
      <text:p text:style-name="P1">В итоге, получилась не просто часть проекта, а отдельный проект, который удовлетворял всем моим требованиям как в плане взаимодействия, так и в плане быстродействия.</text:p>
      <text:p text:style-name="P1"/>
      <text:p text:style-name="P1">К тому же, в этот проект можно запилить кучу ништяков, чего не сделаешь с уже готовыми решениями (одним из таких ништяков является сквозное шифрование между сервером и локальной копией базы, <text:span text:style-name="T1">во время передачи репликации</text:span>).</text:p>
      <text:p text:style-name="P1"/>
      <text:p text:style-name="P1">И так, для начала немного теории.</text:p>
      <text:p text:style-name="P1"><text:soft-page-break/></text:p>
      <text:p text:style-name="P1">Базы мы будем хранить в файловой системе, в прочем как и любые другие сервера баз данных.</text:p>
      <text:p text:style-name="P1">База данных будет состоять из таблиц, которые в свою очередь будут состоять из строк. Строки же, являются массивом ячеек. А ячейка является парой ключ-значение.</text:p>
      <text:p text:style-name="P1"/>
      <text:p text:style-name="P2">И вот первое удобство данной базы — формат хранения ячеек.</text:p>
      <text:p text:style-name="P2">На данный момент клиент проекта общается с сервером в формате json, который по сути, тоже является данными в формате ключ-значение.</text:p>
      <text:p text:style-name="P2">И для того что бы составить запрос к базе, мне не нужно на каждый чих парсить json, или собирать данные в него.</text:p>
      <text:p text:style-name="P2">Мне достаточно сразу передать его на обработку и все остальное за меня сделает сервер БД. Данные отдаются так же в формате json.</text:p>
      <text:p text:style-name="P2">Избавление от головной боли с парсингом на лицо (учитывая что мы либо под каждый вид запроса создаем структуру, а потом делаем Marshal/Unmarshal, либо парсим все это вручную и составляем SQL-запрос).</text:p>
      <text:p text:style-name="P2"/>
      <text:p text:style-name="P2">Теперь давайте перейдем к реализации простейшего ядра.</text:p>
      <text:p text:style-name="P2"/>
      <text:p text:style-name="P2">В директории проекта $projectName/src/ , создайте каталог core. Здесь мы будем хранить необходимые нам структуры. </text:p>
      <text:p text:style-name="P2"/>
      <text:p text:style-name="P3">В каталоге ядра создаем следующие файлы:</text:p>
      <text:p text:style-name="P3">CellType.go</text:p>
      <text:p text:style-name="P3">Cell.go</text:p>
      <text:p text:style-name="P3">Row.go</text:p>
      <text:p text:style-name="P3">Table.go</text:p>
      <text:p text:style-name="P3">DataBase.go</text:p>
      <text:p text:style-name="P3"/>
      <text:p text:style-name="P3">Думаю о том, в каком файле что будет храниться вы поймете из имен. А для тех кто в танке:</text:p>
      <text:p text:style-name="P3">CellType.go — тип ячейки (аля enum в Java)</text:p>
      <text:p text:style-name="P3">Cell.go — само описание ячейки, а так же необходимые функции</text:p>
      <text:p text:style-name="P3">Row.go — описание строки, а так же функции</text:p>
      <text:p text:style-name="P3">Table.go — описание таблицы, ну и соответственно функции</text:p>
      <text:p text:style-name="P3">DataBase.go — описание базы, далее аналогично предыдущим</text:p>
      <text:p text:style-name="P3"/>
      <text:p text:style-name="P4">Далее, давайте рассмотрим содержание первого файла:</text:p>
      <text:p text:style-name="P4"/>
      <text:p text:style-name="P5"><text:span text:style-name="T3">package</text:span> <text:span text:style-name="T2">databaseCore</text:span><text:tab/><text:tab/><text:tab/><text:tab/><text:tab/><text:tab/><text:tab/><text:tab/><text:tab/><text:tab/><text:tab/> <text:tab/><text:tab/><text:tab/><text:tab/></text:p>
      <text:p text:style-name="P5"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3">type</text:span> <text:span text:style-name="T4">CellType</text:span> <text:span text:style-name="T5">int</text:span><text:tab/><text:tab/><text:tab/><text:tab/><text:tab/><text:tab/><text:tab/><text:tab/><text:tab/><text:tab/><text:tab/><text:tab/><text:tab/><text:tab/><text:tab/><text:tab/><text:tab/></text:p>
      <text:p text:style-name="P5"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3">const</text:span> (<text:tab/><text:tab/><text:tab/><text:tab/><text:tab/><text:tab/><text:tab/><text:tab/><text:tab/><text:tab/><text:tab/><text:tab/><text:tab/><text:tab/><text:tab/><text:tab/><text:tab/><text:tab/><text:tab/></text:p>
      <text:p text:style-name="P5"><text:tab/><text:span text:style-name="T5">INT</text:span> <text:span text:style-name="T4">CellType</text:span> <text:span text:style-name="T6">=</text:span> <text:span text:style-name="T6">iota</text:span><text:tab/><text:tab/><text:tab/><text:tab/><text:tab/><text:tab/><text:tab/><text:tab/><text:tab/><text:tab/><text:tab/><text:tab/><text:tab/><text:tab/><text:tab/></text:p>
      <text:p text:style-name="P5"><text:tab/><text:span text:style-name="T5">STRING</text:span><text:tab/><text:tab/><text:tab/><text:tab/><text:tab/><text:tab/><text:tab/><text:tab/><text:tab/><text:tab/><text:tab/><text:tab/><text:tab/><text:tab/><text:tab/><text:tab/><text:tab/></text:p>
      <text:p text:style-name="P5">)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6">Как по мне так все просто. Для начала мы создаем новый тип CellType и наследуем(?) его от int.</text:p>
      <text:p text:style-name="P6"/>
      <text:p text:style-name="P6">Далее мы создаем перечисление в виде констант с помощью iota.</text:p>
      <text:p text:style-name="P6"><text:soft-page-break/>Расширить количество типов не составит труда, но прошу заметить, если вы собираетесь добавлять свои типы данных (то есть описываемые структурами или интерфейсами), то позаботьтесь о том, что бы при использовании рефлексии типы определялись правильно (не переборщите с имплементациям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1:21:40.581454725</meta:creation-date>
    <dc:date>2018-04-07T02:32:08.522892169</dc:date>
    <meta:editing-duration>PT45M3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763" meta:character-count="5083" meta:non-whitespace-character-count="4213"/>
  </office:meta>
</office:document-meta>
</file>